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6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1.65cm" fo:min-width="4.5cm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1.95cm" fo:min-width="4.1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45cm" fo:min-width="4.5cm"/>
    </style:style>
    <style:style style:name="gr8" style:family="graphic" style:parent-style-name="standard">
      <style:graphic-properties draw:fill="solid" draw:fill-color="#ed1c24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316cm" fo:min-width="0.066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fill="solid" draw:fill-color="#b2b2b2" draw:textarea-horizontal-align="justify" draw:textarea-vertical-align="middle" draw:auto-grow-height="false" fo:min-height="1.25cm" fo:min-width="3.9cm"/>
    </style:style>
    <style:style style:name="gr12" style:family="graphic" style:parent-style-name="standard">
      <style:graphic-properties draw:fill="solid" draw:fill-color="#b2b2b2" draw:textarea-horizontal-align="justify" draw:textarea-vertical-align="middle" draw:auto-grow-height="false" fo:min-height="1.5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3" draw:id="id13" draw:layer="layout" svg:width="5.1cm" svg:height="1.9cm" svg:x="7.3cm" svg:y="1.8cm">
          <text:p text:style-name="P1">Log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1cm" svg:height="1.9cm" svg:x="13cm" svg:y="9.8cm">
          <text:p text:style-name="P1">Seleccionar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cm" svg:height="1.9cm" svg:x="1.6cm" svg:y="10cm">
          <text:p text:style-name="P1">Crear</text:p>
          <text:p text:style-name="P1"><text:s/>pacient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942cm" svg:height="1.924cm" svg:x="4.9cm" svg:y="7.476cm">
          <text:p text:style-name="P1">Paciente Nue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842cm" svg:y1="8.438cm" svg:x2="15.55cm" svg:y2="9.8cm" draw:start-shape="id1" draw:start-glue-point="7" draw:end-shape="id2" draw:end-glue-point="0" svg:d="M14842 8438h708v1362" svg:viewBox="0 0 709 1363">
          <text:p/>
        </draw:connector>
        <draw:frame draw:style-name="gr4" draw:text-style-name="P4" draw:layer="layout" svg:width="0.959cm" svg:height="0.962cm" svg:x="2.951cm" svg:y="8.409cm">
          <draw:text-box draw:corner-radius="1.4cm">
            <text:p>si</text:p>
          </draw:text-box>
        </draw:frame>
        <draw:frame draw:style-name="gr4" draw:text-style-name="P4" draw:layer="layout" svg:width="1.6cm" svg:height="0.962cm" svg:x="16cm" svg:y="8.438cm">
          <draw:text-box>
            <text:p>No</text:p>
          </draw:text-box>
        </draw:frame>
        <draw:custom-shape draw:style-name="gr1" draw:text-style-name="P2" xml:id="id3" draw:id="id3" draw:layer="layout" svg:width="5.1cm" svg:height="1.9cm" svg:x="7.9cm" svg:y="14.2cm">
          <text:p text:style-name="P1">Seleccionar </text:p>
          <text:p text:style-name="P1">Imagen o cámar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cm" svg:height="1.9cm" svg:x="14.5cm" svg:y="12.6cm">
          <text:p text:style-name="P1">Modificar o</text:p>
          <text:p text:style-name="P1">Eliminar 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cm" svg:y1="10.75cm" svg:x2="10.45cm" svg:y2="14.2cm" draw:start-shape="id2" draw:start-glue-point="3" draw:end-shape="id3" draw:end-glue-point="0" svg:d="M13000 10750h-2550v3450" svg:viewBox="0 0 2551 3451">
          <text:p/>
        </draw:connector>
        <draw:connector draw:style-name="gr3" draw:text-style-name="P3" draw:layer="layout" draw:line-skew="-1.501cm 2.601cm" svg:x1="18.1cm" svg:y1="10.75cm" svg:x2="17.05cm" svg:y2="12.6cm" draw:start-shape="id2" draw:start-glue-point="1" draw:end-shape="id4" draw:end-glue-point="0" svg:d="M18100 10750h500v1150h-1550v700" svg:viewBox="0 0 1551 1851">
          <text:p/>
        </draw:connector>
        <draw:connector draw:style-name="gr3" draw:text-style-name="P3" draw:layer="layout" svg:x1="19.6cm" svg:y1="13.55cm" svg:x2="12.4cm" svg:y2="5.3cm" draw:start-shape="id4" draw:start-glue-point="1" draw:end-shape="id5" svg:d="M19600 13550h501v-8250h-7701" svg:viewBox="0 0 7702 8251">
          <text:p/>
        </draw:connector>
        <draw:custom-shape draw:style-name="gr5" draw:text-style-name="P2" xml:id="id7" draw:id="id7" draw:layer="layout" svg:width="5cm" svg:height="1.9cm" svg:x="1.7cm" svg:y="12.9cm">
          <text:p text:style-name="P1">Realizar análisi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15cm" svg:y1="11.9cm" svg:x2="4.2cm" svg:y2="12.9cm" draw:start-shape="id6" draw:start-glue-point="2" draw:end-shape="id7" draw:end-glue-point="0" svg:d="M4150 11900v500h50v500" svg:viewBox="0 0 51 1001">
          <text:p/>
        </draw:connector>
        <draw:custom-shape draw:style-name="gr6" draw:text-style-name="P2" xml:id="id8" draw:id="id8" draw:layer="layout" svg:width="4.6cm" svg:height="2.2cm" svg:x="1.9cm" svg:y="16.2cm">
          <text:p text:style-name="P1">Diagnosticar</text:p>
          <text:p text:style-name="P1">Pacien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2cm" svg:y1="14.8cm" svg:x2="4.2cm" svg:y2="16.2cm" draw:start-shape="id7" draw:start-glue-point="2" draw:end-shape="id8" draw:end-glue-point="0" svg:d="M4200 14800v1400" svg:viewBox="0 0 1 1401">
          <text:p/>
        </draw:connector>
        <draw:connector draw:style-name="gr3" draw:text-style-name="P3" draw:layer="layout" svg:x1="4.9cm" svg:y1="8.438cm" svg:x2="4.15cm" svg:y2="10cm" draw:start-shape="id1" draw:start-glue-point="5" draw:end-shape="id6" draw:end-glue-point="0" svg:d="M4900 8438h-750v1562" svg:viewBox="0 0 751 1563">
          <text:p/>
        </draw:connector>
        <draw:custom-shape draw:style-name="gr7" draw:text-style-name="P2" xml:id="id11" draw:id="id11" draw:layer="layout" svg:width="5cm" svg:height="1.7cm" svg:x="8cm" svg:y="18.2cm">
          <text:p text:style-name="P1">Mostrar imagen </text:p>
          <text:p text:style-name="P1">o cámara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0.8cm" svg:height="0.8cm" svg:x="10.1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5cm" svg:y1="23cm" svg:x2="10.5cm" svg:y2="24.8cm" draw:start-shape="id9" draw:start-glue-point="2" draw:end-shape="id10" draw:end-glue-point="4" svg:d="M10500 23000v1800" svg:viewBox="0 0 1 1801">
          <text:p/>
        </draw:connector>
        <draw:connector draw:style-name="gr3" draw:text-style-name="P3" draw:layer="layout" draw:type="line" svg:x1="10.45cm" svg:y1="16.1cm" svg:x2="10.5cm" svg:y2="18.2cm" draw:start-shape="id3" draw:start-glue-point="2" draw:end-shape="id11" draw:end-glue-point="0" svg:d="M10450 16100l50 2100" svg:viewBox="0 0 51 2101">
          <text:p/>
        </draw:connector>
        <draw:custom-shape draw:style-name="gr9" draw:text-style-name="P6" xml:id="id12" draw:id="id12" draw:layer="layout" svg:width="0.8cm" svg:height="0.8cm" svg:x="2.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3.3cm" svg:y1="2.8cm" svg:x2="7.3cm" svg:y2="2.75cm" draw:start-shape="id12" draw:start-glue-point="10" draw:end-shape="id13" svg:d="M3300 2800l4000-50" svg:viewBox="0 0 4001 51">
          <text:p/>
        </draw:connector>
        <draw:frame draw:style-name="gr10" draw:text-style-name="P4" draw:layer="layout" svg:width="2.7cm" svg:height="1cm" svg:x="2.1cm" svg:y="1.6cm">
          <draw:text-box>
            <text:p>Inicio</text:p>
          </draw:text-box>
        </draw:frame>
        <draw:frame draw:style-name="gr10" draw:text-style-name="P4" draw:layer="layout" svg:width="2.7cm" svg:height="1cm" svg:x="11cm" svg:y="24.8cm">
          <draw:text-box>
            <text:p>Fin</text:p>
          </draw:text-box>
        </draw:frame>
        <draw:custom-shape draw:style-name="gr11" draw:text-style-name="P2" xml:id="id9" draw:id="id9" draw:layer="layout" svg:width="4.4cm" svg:height="1.5cm" svg:x="8.3cm" svg:y="21.5cm">
          <text:p text:style-name="P1">Finaliza </text:p>
          <text:p text:style-name="P1">sesió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5cm" svg:y1="19.9cm" svg:x2="10.5cm" svg:y2="21.5cm" draw:start-shape="id11" draw:start-glue-point="2" draw:end-shape="id9" draw:end-glue-point="0" svg:d="M10500 19900v1600" svg:viewBox="0 0 1 1601">
          <text:p/>
        </draw:connector>
        <draw:connector draw:style-name="gr3" draw:text-style-name="P3" draw:layer="layout" draw:line-skew="0.599cm" svg:x1="13cm" svg:y1="19.05cm" svg:x2="13cm" svg:y2="15.15cm" draw:start-shape="id11" draw:start-glue-point="1" draw:end-shape="id3" draw:end-glue-point="1" svg:d="M13000 19050h1100v-3900h-1100" svg:viewBox="0 0 1101 3901">
          <text:p/>
        </draw:connector>
        <draw:custom-shape draw:style-name="gr12" draw:text-style-name="P2" xml:id="id5" draw:id="id5" draw:layer="layout" svg:width="5cm" svg:height="1.8cm" svg:x="7.4cm" svg:y="4.4cm">
          <text:p text:style-name="P1">Mostrar front</text:p>
          <text:p text:style-name="P1">Docto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85cm" svg:y1="3.7cm" svg:x2="9.9cm" svg:y2="4.4cm" draw:start-shape="id13" draw:start-glue-point="2" draw:end-shape="id5" draw:end-glue-point="0" svg:d="M9850 3700l50 700" svg:viewBox="0 0 51 701">
          <text:p/>
        </draw:connector>
        <draw:connector draw:style-name="gr3" draw:text-style-name="P3" draw:layer="layout" draw:type="line" svg:x1="9.9cm" svg:y1="6.2cm" svg:x2="9.871cm" svg:y2="7.476cm" draw:start-shape="id5" draw:start-glue-point="2" draw:end-shape="id1" draw:end-glue-point="4" svg:d="M9900 6200l-29 1276" svg:viewBox="0 0 30 1277">
          <text:p/>
        </draw:connector>
        <draw:connector draw:style-name="gr3" draw:text-style-name="P3" draw:layer="layout" svg:x1="6.5cm" svg:y1="17.3cm" svg:x2="7.9cm" svg:y2="15.15cm" draw:start-shape="id8" draw:start-glue-point="1" draw:end-shape="id3" svg:d="M6500 17300h700v-2150h700" svg:viewBox="0 0 1401 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5:29:28.296198868</meta:creation-date>
    <dc:date>2019-10-25T14:38:55.858086137</dc:date>
    <meta:editing-duration>PT25M8S</meta:editing-duration>
    <meta:editing-cycles>13</meta:editing-cycles>
    <meta:generator>LibreOffice/6.0.7.3$Linux_X86_64 LibreOffice_project/00m0$Build-3</meta:generator>
    <meta:document-statistic meta:object-count="32"/>
  </office:meta>
</office:document-meta>
</file>